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978.97pt" svg:y="2.83pt">
            <draw:object draw:notify-on-update-of-ranges="Sheet1.D1:Sheet1.D1 Sheet1.D2:Sheet1.D26 Sheet1.R1:Sheet1.R1 Sheet1.R2:Sheet1.R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Select by Random</text:p>
          </table:table-cell>
          <table:table-cell office:value-type="string" calcext:value-type="string">
            <text:p>Random Precision</text:p>
          </table:table-cell>
          <table:table-cell office:value-type="string" calcext:value-type="string">
            <text:p>Random Recall</text:p>
          </table:table-cell>
          <table:table-cell table:number-columns-repeated="4"/>
          <table:table-cell office:value-type="string" calcext:value-type="string">
            <text:p>Model F1</text:p>
          </table:table-cell>
          <table:table-cell office:value-type="string" calcext:value-type="string">
            <text:p>Model Precision</text:p>
          </table:table-cell>
          <table:table-cell office:value-type="string" calcext:value-type="string">
            <text:p>Model Recall</text:p>
          </table:table-cell>
          <table:table-cell table:number-columns-repeated="4"/>
          <table:table-cell office:value-type="string" calcext:value-type="string">
            <text:p>Select by Margin</text:p>
          </table:table-cell>
          <table:table-cell office:value-type="string" calcext:value-type="string">
            <text:p>Margin Precision</text:p>
          </table:table-cell>
          <table:table-cell office:value-type="string" calcext:value-type="string">
            <text:p>Margin Recall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Entropy F1</text:p>
          </table:table-cell>
          <table:table-cell office:value-type="string" calcext:value-type="string">
            <text:p>Entropy Precision</text:p>
          </table:table-cell>
          <table:table-cell office:value-type="string" calcext:value-type="string">
            <text:p>Entropy Recall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07" calcext:value-type="float">
            <text:p>0.07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5" calcext:value-type="float">
            <text:p>5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7" calcext:value-type="float">
            <text:p>7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1" calcext:value-type="float">
            <text:p>11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1" calcext:value-type="float">
            <text:p>11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3" calcext:value-type="float">
            <text:p>1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3" calcext:value-type="float">
            <text:p>1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4" calcext:value-type="float">
            <text:p>14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4" calcext:value-type="float">
            <text:p>14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5" calcext:value-type="float">
            <text:p>15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5" calcext:value-type="float">
            <text:p>15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6" calcext:value-type="float">
            <text:p>16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6" calcext:value-type="float">
            <text:p>16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6" calcext:value-type="float">
            <text:p>16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7" calcext:value-type="float">
            <text:p>17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7" calcext:value-type="float">
            <text:p>17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7" calcext:value-type="float">
            <text:p>17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7" calcext:value-type="float">
            <text:p>17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8" calcext:value-type="float">
            <text:p>18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8" calcext:value-type="float">
            <text:p>1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8" calcext:value-type="float">
            <text:p>18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9" calcext:value-type="float">
            <text:p>19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9" calcext:value-type="float">
            <text:p>19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0" calcext:value-type="float">
            <text:p>20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1" calcext:value-type="float">
            <text:p>21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1" calcext:value-type="float">
            <text:p>21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2" calcext:value-type="float">
            <text:p>22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2" calcext:value-type="float">
            <text:p>2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2" calcext:value-type="float">
            <text:p>22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2" calcext:value-type="float">
            <text:p>2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3" calcext:value-type="float">
            <text:p>23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3" calcext:value-type="float">
            <text:p>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3" calcext:value-type="float">
            <text:p>23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3" calcext:value-type="float">
            <text:p>23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4" calcext:value-type="float">
            <text:p>24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5" calcext:value-type="float">
            <text:p>25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5" calcext:value-type="float">
            <text:p>25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5" calcext:value-type="float">
            <text:p>25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5" calcext:value-type="float">
            <text:p>25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3:13:42.542307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25:00.248608567</meta:creation-date>
    <dc:date>2019-12-10T16:00:59.980002249</dc:date>
    <meta:editing-duration>PT1H6M52S</meta:editing-duration>
    <meta:editing-cycles>2</meta:editing-cycles>
    <meta:generator>LibreOffice/6.0.7.3$Linux_X86_64 LibreOffice_project/00m0$Build-3</meta:generator>
    <meta:document-statistic meta:table-count="1" meta:cell-count="6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154cm" svg:y="8.401cm" style:legend-expansion="wide" chart:style-name="ch2"/>
        <chart:plot-area chart:style-name="ch3" table:cell-range-address="Sheet1.D1:Sheet1.D26 Sheet1.R1:Sheet1.R26" chart:data-source-has-labels="row" svg:x="0.32cm" svg:y="0.18cm" svg:width="15.36cm" svg:height="7.857cm">
          <chartooo:coordinate-region svg:x="1.232cm" svg:y="0.379cm" svg:width="14.261cm" svg:height="7.0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6" chart:label-cell-address="Sheet1.D1:Sheet1.D1" chart:class="chart:line">
            <chart:data-point chart:repeated="25"/>
          </chart:series>
          <chart:series chart:style-name="ch8" chart:values-cell-range-address="Sheet1.R2:Sheet1.R26" chart:label-cell-address="Sheet1.R1:Sheet1.R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 by Random</text:p>
                <draw:g>
                  <svg:desc>Sheet1.D1:Sheet1.D1</svg:desc>
                </draw:g>
              </table:table-cell>
              <table:table-cell office:value-type="string">
                <text:p>Select by Margin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">
                <text:p>0.22</text:p>
                <draw:g>
                  <svg:desc>Sheet1.D2:Sheet1.D26</svg:desc>
                </draw:g>
              </table:table-cell>
              <table:table-cell office:value-type="float" office:value="0.22">
                <text:p>0.22</text:p>
                <draw:g>
                  <svg:desc>Sheet1.R2:Sheet1.R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">
                <text:p>0.2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">
                <text:p>0.3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">
                <text:p>0.4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">
                <text:p>0.4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">
                <text:p>0.3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">
                <text:p>0.4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">
                <text:p>0.4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">
                <text:p>0.4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">
                <text:p>0.4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">
                <text:p>0.4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">
                <text:p>0.3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